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2.503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3.388cm"/>
    </style:style>
    <style:style style:name="co10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196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225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22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231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8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2" table:default-cell-style-name="ce5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ooc:=AND([.Q2:.Q10000])" office:value-type="boolean" office:boolean-value="true">
            <text:p>ИСТИНА</text:p>
          </table:table-cell>
          <table:table-cell table:style-name="ce6" table:number-columns-repeated="239"/>
        </table:table-row>
        <table:table-row table:style-name="ro2">
          <table:table-cell table:style-name="ce2" office:value-type="string">
            <text:p>I</text:p>
          </table:table-cell>
          <table:table-cell table:formula="oooc:=ROMAN([.C2])" office:value-type="string" office:string-value="I">
            <text:p>I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OMAN</text:p>
          </table:table-cell>
          <table:table-cell table:style-name="ce17"/>
          <table:table-cell/>
          <table:table-cell/>
          <table:table-cell table:style-name="ce18" table:formula="oooc:=IF(ISBLANK([.M2]);[.A2];[.M2])" office:value-type="string" office:string-value="I">
            <text:p>I</text:p>
          </table:table-cell>
          <table:table-cell table:style-name="ce18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II</text:p>
          </table:table-cell>
          <table:table-cell table:formula="oooc:=ROMAN([.C3])" office:value-type="string" office:string-value="II">
            <text:p>II</text:p>
          </table:table-cell>
          <table:table-cell table:style-name="ce7" office:value-type="float" office:value="2.2">
            <text:p>2,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3]);[.A3];[.M3])" office:value-type="string" office:string-value="II">
            <text:p>II</text:p>
          </table:table-cell>
          <table:table-cell table:style-name="ce18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II</text:p>
          </table:table-cell>
          <table:table-cell table:formula="oooc:=ROMAN([.C4])" office:value-type="string" office:string-value="XII">
            <text:p>XII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4]);[.A4];[.M4])" office:value-type="string" office:string-value="XII">
            <text:p>XII</text:p>
          </table:table-cell>
          <table:table-cell table:style-name="ce18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IX</text:p>
          </table:table-cell>
          <table:table-cell table:formula="oooc:=ROMAN([.C5])" office:value-type="string" office:string-value="IX">
            <text:p>IX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5]);[.A5];[.M5])" office:value-type="string" office:string-value="IX">
            <text:p>IX</text:p>
          </table:table-cell>
          <table:table-cell table:style-name="ce18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I</text:p>
          </table:table-cell>
          <table:table-cell table:formula="oooc:=ROMAN([.C6])" office:value-type="string" office:string-value="XI">
            <text:p>XI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6]);[.A6];[.M6])" office:value-type="string" office:string-value="XI">
            <text:p>XI</text:p>
          </table:table-cell>
          <table:table-cell table:style-name="ce18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L</text:p>
          </table:table-cell>
          <table:table-cell table:formula="oooc:=ROMAN([.C7])" office:value-type="string" office:string-value="XL">
            <text:p>XL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7]);[.A7];[.M7])" office:value-type="string" office:string-value="XL">
            <text:p>XL</text:p>
          </table:table-cell>
          <table:table-cell table:style-name="ce18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LIX</text:p>
          </table:table-cell>
          <table:table-cell table:formula="oooc:=ROMAN([.C8])" office:value-type="string" office:string-value="XLIX">
            <text:p>XLIX</text:p>
          </table:table-cell>
          <table:table-cell table:style-name="ce7" office:value-type="float" office:value="49">
            <text:p>4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8]);[.A8];[.M8])" office:value-type="string" office:string-value="XLIX">
            <text:p>XLIX</text:p>
          </table:table-cell>
          <table:table-cell table:style-name="ce18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CIX</text:p>
          </table:table-cell>
          <table:table-cell table:formula="oooc:=ROMAN([.C9])" office:value-type="string" office:string-value="XCIX">
            <text:p>XCIX</text:p>
          </table:table-cell>
          <table:table-cell table:style-name="ce7" office:value-type="float" office:value="99">
            <text:p>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9]);[.A9];[.M9])" office:value-type="string" office:string-value="XCIX">
            <text:p>XCIX</text:p>
          </table:table-cell>
          <table:table-cell table:style-name="ce18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</text:p>
          </table:table-cell>
          <table:table-cell table:formula="oooc:=ROMAN([.C10])" office:value-type="string" office:string-value="C">
            <text:p>C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0]);[.A10];[.M10])" office:value-type="string" office:string-value="C">
            <text:p>C</text:p>
          </table:table-cell>
          <table:table-cell table:style-name="ce18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LIX</text:p>
          </table:table-cell>
          <table:table-cell table:formula="oooc:=ROMAN([.C11])" office:value-type="string" office:string-value="CLIX">
            <text:p>CLIX</text:p>
          </table:table-cell>
          <table:table-cell table:style-name="ce7" office:value-type="float" office:value="159">
            <text:p>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1]);[.A11];[.M11])" office:value-type="string" office:string-value="CLIX">
            <text:p>CLIX</text:p>
          </table:table-cell>
          <table:table-cell table:style-name="ce18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CXXIII</text:p>
          </table:table-cell>
          <table:table-cell table:formula="oooc:=ROMAN([.C12])" office:value-type="string" office:string-value="MCXXIII">
            <text:p>MCXXIII</text:p>
          </table:table-cell>
          <table:table-cell table:style-name="ce7" office:value-type="float" office:value="1123">
            <text:p>1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2]);[.A12];[.M12])" office:value-type="string" office:string-value="MCXXIII">
            <text:p>MCXXIII</text:p>
          </table:table-cell>
          <table:table-cell table:style-name="ce18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MMCMXCIX</text:p>
          </table:table-cell>
          <table:table-cell table:formula="oooc:=ROMAN([.C13])" office:value-type="string" office:string-value="MMMCMXCIX">
            <text:p>MMMCMXCIX</text:p>
          </table:table-cell>
          <table:table-cell table:style-name="ce7" office:value-type="float" office:value="3999">
            <text:p>3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3]);[.A13];[.M13])" office:value-type="string" office:string-value="MMMCMXCIX">
            <text:p>MMMCMXCIX</text:p>
          </table:table-cell>
          <table:table-cell table:style-name="ce18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DXCIX</text:p>
          </table:table-cell>
          <table:table-cell table:formula="oooc:=ROMAN([.C14])" office:value-type="string" office:string-value="CDXCIX">
            <text:p>CDXCIX</text:p>
          </table:table-cell>
          <table:table-cell table:style-name="ce7" office:value-type="float" office:value="499">
            <text:p>4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4]);[.A14];[.M14])" office:value-type="string" office:string-value="CDXCIX">
            <text:p>CDXCIX</text:p>
          </table:table-cell>
          <table:table-cell table:style-name="ce18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DXCIX</text:p>
          </table:table-cell>
          <table:table-cell table:formula="oooc:=ROMAN([.C15];[.D15])" office:value-type="string" office:string-value="CDXCIX">
            <text:p>CDXCIX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5]);[.A15];[.M15])" office:value-type="string" office:string-value="CDXCIX">
            <text:p>CDXCIX</text:p>
          </table:table-cell>
          <table:table-cell table:style-name="ce18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LDVLIV</text:p>
          </table:table-cell>
          <table:table-cell table:formula="oooc:=ROMAN([.C16];[.D16])" office:value-type="string" office:string-value="LDVLIV">
            <text:p>LDVLIV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6]);[.A16];[.M16])" office:value-type="string" office:string-value="LDVLIV">
            <text:p>LDVLIV</text:p>
          </table:table-cell>
          <table:table-cell table:style-name="ce18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DIX</text:p>
          </table:table-cell>
          <table:table-cell table:formula="oooc:=ROMAN([.C17];[.D17])" office:value-type="string" office:string-value="XDIX">
            <text:p>XDIX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7]);[.A17];[.M17])" office:value-type="string" office:string-value="XDIX">
            <text:p>XDIX</text:p>
          </table:table-cell>
          <table:table-cell table:style-name="ce18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VDIV</text:p>
          </table:table-cell>
          <table:table-cell table:formula="oooc:=ROMAN([.C18];[.D18])" office:value-type="string" office:string-value="VDIV">
            <text:p>VDIV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8]);[.A18];[.M18])" office:value-type="string" office:string-value="VDIV">
            <text:p>VDIV</text:p>
          </table:table-cell>
          <table:table-cell table:style-name="ce18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ID</text:p>
          </table:table-cell>
          <table:table-cell table:formula="oooc:=ROMAN([.C19];[.D19])" office:value-type="string" office:string-value="ID">
            <text:p>ID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9]);[.A19];[.M19])" office:value-type="string" office:string-value="ID">
            <text:p>ID</text:p>
          </table:table-cell>
          <table:table-cell table:style-name="ce18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MXIII</text:p>
          </table:table-cell>
          <table:table-cell table:formula="oooc:=ROMAN([.C20];[.D20])" office:value-type="string" office:string-value="MMXIII">
            <text:p>MMXIII</text:p>
          </table:table-cell>
          <table:table-cell table:style-name="ce7" office:value-type="float" office:value="2013">
            <text:p>2013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20]);[.A20];[.M20])" office:value-type="string" office:string-value="MMXIII">
            <text:p>MMXIII</text:p>
          </table:table-cell>
          <table:table-cell table:style-name="ce18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ooc:=ROMAN([.C21])" office:value-type="float" office:value="0">
            <text:p>Err:502</text:p>
          </table:table-cell>
          <table:table-cell table:style-name="ce7" office:value-type="float" office:value="4000">
            <text:p>4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18" table:formula="oooc:=IF(ISBLANK([.M21]);[.A21];[.M21])" office:value-type="string" office:string-value="Err:502">
            <text:p>Err:502</text:p>
          </table:table-cell>
          <table:table-cell table:style-name="ce18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3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10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11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4">
          <table:table-cell table:style-name="ce2"/>
          <table:table-cell/>
          <table:table-cell table:style-name="ce12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30">
          <table:table-cell table:style-name="ce2"/>
          <table:table-cell/>
          <table:table-cell table:style-name="ce13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150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4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9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/>
          <table:table-cell table:style-name="ce14"/>
          <table:table-cell table:style-name="ce7" table:number-columns-repeated="5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/>
          <table:table-cell table:style-name="ce15"/>
          <table:table-cell table:style-name="ce7" table:number-columns-repeated="5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8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9690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р.</number:text>
    </number:number-style>
    <number:number-style style:name="N161">
      <number:text>-</number:text>
      <number:number number:decimal-places="0" number:min-integer-digits="1" number:grouping="true"/>
      <number:text>р.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р.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2P0"/>
    </number:number-style>
    <number:number-style style:name="N163">
      <number:number number:decimal-places="2" number:min-integer-digits="1" number:grouping="true"/>
      <number:text>р.</number:text>
    </number:number-style>
    <number:number-style style:name="N164P0" style:volatile="true">
      <number:number number:decimal-places="2" number:min-integer-digits="1" number:grouping="true"/>
      <number:text>р.</number:text>
    </number:number-style>
    <number:number-style style:name="N164">
      <number:text>-</number:text>
      <number:number number:decimal-places="2" number:min-integer-digits="1" number:grouping="true"/>
      <number:text>р.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р.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5P0"/>
    </number:number-style>
    <number:number-style style:name="N169P0" style:volatile="true">
      <number:text> </number:text>
      <number:number number:decimal-places="0" number:min-integer-digits="1" number:grouping="true"/>
      <number:text>р. </number:text>
    </number:number-style>
    <number:number-style style:name="N169P1" style:volatile="true">
      <number:text>-</number:text>
      <number:number number:decimal-places="0" number:min-integer-digits="1" number:grouping="true"/>
      <number:text>р. </number:text>
    </number:number-style>
    <number:number-style style:name="N169P2" style:volatile="true">
      <number:text> -р.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SFr. </number:text>
      <number:number number:decimal-places="0" number:min-integer-digits="1" number:grouping="true"/>
    </number:number-style>
    <number:number-style style:name="N175">
      <number:text>SFr. -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text>SFr. </number:text>
      <number:number number:decimal-places="0" number:min-integer-digits="1" number:grouping="true"/>
    </number:number-style>
    <number:number-style style:name="N176">
      <style:text-properties fo:color="#ff0000"/>
      <number:text>SFr. -</number:text>
      <number:number number:decimal-places="0" number:min-integer-digits="1" number:grouping="true"/>
      <style:map style:condition="value()&gt;=0" style:apply-style-name="N176P0"/>
    </number:number-style>
    <number:number-style style:name="N178P0" style:volatile="true">
      <number:text>SFr. </number:text>
      <number:number number:decimal-places="2" number:min-integer-digits="1" number:grouping="true"/>
    </number:number-style>
    <number:number-style style:name="N178">
      <number:text>SFr.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SFr. </number:text>
      <number:number number:decimal-places="2" number:min-integer-digits="1" number:grouping="true"/>
    </number:number-style>
    <number:number-style style:name="N179">
      <style:text-properties fo:color="#ff0000"/>
      <number:text>SFr. -</number:text>
      <number:number number:decimal-places="2" number:min-integer-digits="1" number:grouping="true"/>
      <style:map style:condition="value()&gt;=0" style:apply-style-name="N179P0"/>
    </number:number-style>
    <number:number-style style:name="N183P0" style:volatile="true">
      <number:text> SFr. </number:text>
      <number:number number:decimal-places="0" number:min-integer-digits="1" number:grouping="true"/>
      <number:text> </number:text>
    </number:number-style>
    <number:number-style style:name="N183P1" style:volatile="true">
      <number:text> SFr. -</number:text>
      <number:number number:decimal-places="0" number:min-integer-digits="1" number:grouping="true"/>
      <number:text> </number:text>
    </number:number-style>
    <number:number-style style:name="N183P2" style:volatile="true">
      <number:text> SFr.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-</number:text>
      <number:number number:decimal-places="0" number:min-integer-digits="1" number:grouping="true"/>
      <number:text> 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SFr. </number:text>
      <number:number number:decimal-places="2" number:min-integer-digits="1" number:grouping="true"/>
      <number:text> </number:text>
    </number:number-style>
    <number:number-style style:name="N189P1" style:volatile="true">
      <number:text> SFr. -</number:text>
      <number:number number:decimal-places="2" number:min-integer-digits="1" number:grouping="true"/>
      <number:text> </number:text>
    </number:number-style>
    <number:number-style style:name="N189P2" style:volatile="true">
      <number:text> SFr.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 </number:text>
      <number:number number:decimal-places="2" number:min-integer-digits="1" number:grouping="true"/>
      <number:text> </number:text>
    </number:number-style>
    <number:number-style style:name="N191P1" style:volatile="true">
      <number:text> -</number:text>
      <number:number number:decimal-places="2" number:min-integer-digits="1" number:grouping="true"/>
      <number:text> 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8" number:min-integer-digits="1"/>
    </number:number-style>
    <number:number-style style:name="N193">
      <number:number number:decimal-places="7" number:min-integer-digits="1"/>
    </number:number-style>
    <number:number-style style:name="N194">
      <number:number number:decimal-places="6" number:min-integer-digits="1"/>
    </number:number-style>
    <number:number-style style:name="N195">
      <number:number number:decimal-places="5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3" number:min-integer-digits="1"/>
    </number:number-style>
    <number:number-style style:name="N200P0" style:volatile="true">
      <number:text> </number:text>
      <number:number number:decimal-places="3" number:min-integer-digits="1" number:grouping="true"/>
      <number:text> </number:text>
    </number:number-style>
    <number:number-style style:name="N200P1" style:volatile="true">
      <number:text> -</number:text>
      <number:number number:decimal-places="3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text> </number:text>
      <number:number number:decimal-places="4" number:min-integer-digits="1" number:grouping="true"/>
      <number:text> </number:text>
    </number:number-style>
    <number:number-style style:name="N203P1" style:volatile="true">
      <number:text> -</number:text>
      <number:number number:decimal-places="4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6P0" style:volatile="true">
      <number:text> </number:text>
      <number:number number:decimal-places="5" number:min-integer-digits="1" number:grouping="true"/>
      <number:text> </number:text>
    </number:number-style>
    <number:number-style style:name="N206P1" style:volatile="true">
      <number:text> -</number:text>
      <number:number number:decimal-places="5" number:min-integer-digits="1" number:grouping="true"/>
      <number:text> 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6" number:min-integer-digits="1" number:grouping="true"/>
      <number:text> </number:text>
    </number:number-style>
    <number:number-style style:name="N209P1" style:volatile="true">
      <number:text> -</number:text>
      <number:number number:decimal-places="6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number:text> </number:text>
      <number:number number:decimal-places="1" number:min-integer-digits="1" number:grouping="true"/>
      <number:text> </number:text>
    </number:number-style>
    <number:number-style style:name="N212P1" style:volatile="true">
      <number:text> -</number:text>
      <number:number number:decimal-places="1" number:min-integer-digits="1" number:grouping="true"/>
      <number:text> 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 -</number:text>
      <number:number number:decimal-places="0" number:min-integer-digits="1" number:grouping="true"/>
      <number:text> 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True</number:text>
    </number:number-style>
    <number:number-style style:name="N217P1" style:volatile="true">
      <number:text>True</number:text>
    </number:number-style>
    <number:number-style style:name="N217">
      <number:text>False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1P0"/>
    </number:currency-style>
    <number:date-style style:name="N222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23">
      <number:currency-symbol number:language="en" number:country="US">$</number:currency-symbol>
      <number:number number:decimal-places="2" number:min-integer-digits="1" number:grouping="true"/>
    </number:currency-style>
    <number:number-style style:name="N224">
      <number:number number:decimal-places="1" number:min-integer-digits="1"/>
    </number:number-style>
    <number:number-style style:name="N225">
      <number:number number:decimal-places="15" number:min-integer-digits="1"/>
    </number:number-style>
    <number:number-style style:name="N226">
      <number:number number:decimal-places="10" number:min-integer-digits="1"/>
    </number:number-style>
    <number:number-style style:name="N227">
      <number:number number:decimal-places="18" number:min-integer-digits="1"/>
    </number:number-style>
    <number:number-style style:name="N228">
      <number:number number:decimal-places="30" number:min-integer-digits="1"/>
    </number:number-style>
    <number:number-style style:name="N229">
      <number:number number:decimal-places="19" number:min-integer-digits="1"/>
    </number:number-style>
    <number:number-style style:name="N230">
      <number:number number:decimal-places="25" number:min-integer-digits="1"/>
    </number:number-style>
    <number:number-style style:name="N231">
      <number:number number:decimal-places="11" number:min-integer-digits="1"/>
    </number:number-style>
    <number:number-style style:name="N232">
      <number:number number:decimal-places="20" number:min-integer-digits="1"/>
    </number:number-style>
    <number:date-style style:name="N23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0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5-01T15:08:54</dc:date>
    <meta:editing-cycles>4</meta:editing-cycles>
    <meta:editing-duration>PT4M33S</meta:editing-duration>
    <meta:user-defined meta:name="Info 1"/>
    <meta:user-defined meta:name="Info 2"/>
    <meta:user-defined meta:name="Info 3"/>
    <meta:user-defined meta:name="Info 4"/>
    <meta:document-statistic meta:table-count="1" meta:cell-count="178"/>
  </office:meta>
</office:document-meta>
</file>